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attendance_view">
        <table:table-row>
          <table:table-cell office:value-type="string">
            <text:p>participantid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organizationname</text:p>
          </table:table-cell>
          <table:table-cell office:value-type="string">
            <text:p>organizationsector</text:p>
          </table:table-cell>
          <table:table-cell office:value-type="string">
            <text:p>sitevisitoption</text:p>
          </table:table-cell>
          <table:table-cell office:value-type="string">
            <text:p>position</text:p>
          </table:table-cell>
          <table:table-cell office:value-type="string">
            <text:p>guesttype</text:p>
          </table:table-cell>
          <table:table-cell office:value-type="string">
            <text:p>charges</text:p>
          </table:table-cell>
          <table:table-cell office:value-type="string">
            <text:p>AttendanceDate</text:p>
          </table:table-cell>
          <table:table-cell office:value-type="string">
            <text:p>status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Myo</text:p>
          </table:table-cell>
          <table:table-cell office:value-type="string">
            <text:p>Si Thu Min</text:p>
          </table:table-cell>
          <table:table-cell office:value-type="string">
            <text:p>Global Technology Co., Ltd.</text:p>
          </table:table-cell>
          <table:table-cell office:value-type="string">
            <text:p>Services</text:p>
          </table:table-cell>
          <table:table-cell office:value-type="string">
            <text:p>Kyaikto,Ye,Mawlamyine</text:p>
          </table:table-cell>
          <table:table-cell office:value-type="string">
            <text:p>Assistant Manager</text:p>
          </table:table-cell>
          <table:table-cell office:value-type="string">
            <text:p>Sponsor</text:p>
          </table:table-cell>
          <table:table-cell office:value-type="string">
            <text:p>0</text:p>
          </table:table-cell>
          <table:table-cell office:value-type="date" office:date-value="2019-11-29" table:style-name="DateCell">
            <text:p>2019-11-29</text:p>
          </table:table-cell>
          <table:table-cell office:value-type="string">
            <text:p>printing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Myo</text:p>
          </table:table-cell>
          <table:table-cell office:value-type="string">
            <text:p>Myint Nyunt</text:p>
          </table:table-cell>
          <table:table-cell office:value-type="string">
            <text:p>Global Technology Co., Ltd.</text:p>
          </table:table-cell>
          <table:table-cell office:value-type="string">
            <text:p>Services</text:p>
          </table:table-cell>
          <table:table-cell office:value-type="string">
            <text:p>Kyaikto,Ye,Mawlamyine</text:p>
          </table:table-cell>
          <table:table-cell office:value-type="string">
            <text:p>General Manager</text:p>
          </table:table-cell>
          <table:table-cell office:value-type="string">
            <text:p>Sponsor</text:p>
          </table:table-cell>
          <table:table-cell office:value-type="string">
            <text:p>0</text:p>
          </table:table-cell>
          <table:table-cell office:value-type="date" office:date-value="2019-11-29" table:style-name="DateCell">
            <text:p>2019-11-29</text:p>
          </table:table-cell>
          <table:table-cell office:value-type="string">
            <text:p>printing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Su</text:p>
          </table:table-cell>
          <table:table-cell office:value-type="string">
            <text:p>Wai</text:p>
          </table:table-cell>
          <table:table-cell office:value-type="string">
            <text:p>Global Technology Co., Ltd.</text:p>
          </table:table-cell>
          <table:table-cell office:value-type="string">
            <text:p>Services</text:p>
          </table:table-cell>
          <table:table-cell office:value-type="string">
            <text:p>Kyaikto,Ye,Mawlamyine</text:p>
          </table:table-cell>
          <table:table-cell office:value-type="string">
            <text:p>Assistant General Manager</text:p>
          </table:table-cell>
          <table:table-cell office:value-type="string">
            <text:p>Sponsor</text:p>
          </table:table-cell>
          <table:table-cell office:value-type="string">
            <text:p>0</text:p>
          </table:table-cell>
          <table:table-cell office:value-type="date" office:date-value="2019-11-29" table:style-name="DateCell">
            <text:p>2019-11-29</text:p>
          </table:table-cell>
          <table:table-cell office:value-type="string">
            <text:p>printing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Wutt</text:p>
          </table:table-cell>
          <table:table-cell office:value-type="string">
            <text:p>Yee Phyo</text:p>
          </table:table-cell>
          <table:table-cell office:value-type="string">
            <text:p>Global Technology Co., Ltd.</text:p>
          </table:table-cell>
          <table:table-cell office:value-type="string">
            <text:p>Services</text:p>
          </table:table-cell>
          <table:table-cell office:value-type="string">
            <text:p>Kyaikto,Ye,Mawlamyine</text:p>
          </table:table-cell>
          <table:table-cell office:value-type="string">
            <text:p>Assistant Manager</text:p>
          </table:table-cell>
          <table:table-cell office:value-type="string">
            <text:p>Sponsor</text:p>
          </table:table-cell>
          <table:table-cell office:value-type="string">
            <text:p>0</text:p>
          </table:table-cell>
          <table:table-cell office:value-type="date" office:date-value="2019-11-29" table:style-name="DateCell">
            <text:p>2019-11-29</text:p>
          </table:table-cell>
          <table:table-cell office:value-type="string">
            <text:p>printing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Arkar</text:p>
          </table:table-cell>
          <table:table-cell office:value-type="string">
            <text:p>Soe</text:p>
          </table:table-cell>
          <table:table-cell office:value-type="string">
            <text:p>Global Technology Co., Ltd.</text:p>
          </table:table-cell>
          <table:table-cell office:value-type="string">
            <text:p>Services</text:p>
          </table:table-cell>
          <table:table-cell office:value-type="string">
            <text:p>Kyaikto,Ye,Mawlamyine</text:p>
          </table:table-cell>
          <table:table-cell office:value-type="string">
            <text:p>Sr. Executive</text:p>
          </table:table-cell>
          <table:table-cell office:value-type="string">
            <text:p>Sponsor</text:p>
          </table:table-cell>
          <table:table-cell office:value-type="string">
            <text:p>0</text:p>
          </table:table-cell>
          <table:table-cell office:value-type="date" office:date-value="2019-11-29" table:style-name="DateCell">
            <text:p>2019-11-29</text:p>
          </table:table-cell>
          <table:table-cell office:value-type="string">
            <text:p>printing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Mark</text:p>
          </table:table-cell>
          <table:table-cell office:value-type="string">
            <text:p>Koh</text:p>
          </table:table-cell>
          <table:table-cell office:value-type="string">
            <text:p>Sunray Interiors</text:p>
          </table:table-cell>
          <table:table-cell office:value-type="string">
            <text:p>CONSTRUCTION</text:p>
          </table:table-cell>
          <table:table-cell office:value-type="string">
            <text:p>Kyaikto,Ye</text:p>
          </table:table-cell>
          <table:table-cell office:value-type="string">
            <text:p>Design Director</text:p>
          </table:table-cell>
          <table:table-cell office:value-type="string">
            <text:p>Sponsor</text:p>
          </table:table-cell>
          <table:table-cell office:value-type="string">
            <text:p>0</text:p>
          </table:table-cell>
          <table:table-cell office:value-type="date" office:date-value="2019-11-29" table:style-name="DateCell">
            <text:p>2019-11-29</text:p>
          </table:table-cell>
          <table:table-cell office:value-type="string">
            <text:p>printing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Li Li</text:p>
          </table:table-cell>
          <table:table-cell office:value-type="string">
            <text:p>Ho</text:p>
          </table:table-cell>
          <table:table-cell office:value-type="string">
            <text:p>Sunray Interiors</text:p>
          </table:table-cell>
          <table:table-cell office:value-type="string">
            <text:p>CONSTRUCTION</text:p>
          </table:table-cell>
          <table:table-cell office:value-type="string">
            <text:p>Kyaikto,Ye</text:p>
          </table:table-cell>
          <table:table-cell office:value-type="string">
            <text:p>Country Manager</text:p>
          </table:table-cell>
          <table:table-cell office:value-type="string">
            <text:p>Sponsor</text:p>
          </table:table-cell>
          <table:table-cell office:value-type="string">
            <text:p>0</text:p>
          </table:table-cell>
          <table:table-cell office:value-type="date" office:date-value="2019-11-29" table:style-name="DateCell">
            <text:p>2019-11-29</text:p>
          </table:table-cell>
          <table:table-cell office:value-type="string">
            <text:p>printing</text:p>
          </table:table-cell>
        </table:table-row>
        <table:table-row>
          <table:table-cell office:value-type="float" office:value="219">
            <text:p>219</text:p>
          </table:table-cell>
          <table:table-cell office:value-type="string">
            <text:p>Wu Qing</text:p>
          </table:table-cell>
          <table:table-cell office:value-type="string">
            <text:p>-</text:p>
          </table:table-cell>
          <table:table-cell office:value-type="string">
            <text:p>Frontier Service Group</text:p>
          </table:table-cell>
          <table:table-cell office:value-type="string">
            <text:p>AGRICULTURE</text:p>
          </table:table-cell>
          <table:table-cell office:value-type="string">
            <text:p>Kyaikto,Ye,Mawlamyine</text:p>
          </table:table-cell>
          <table:table-cell office:value-type="string">
            <text:p>Country Manager</text:p>
          </table:table-cell>
          <table:table-cell office:value-type="string">
            <text:p>Sponsor</text:p>
          </table:table-cell>
          <table:table-cell office:value-type="string">
            <text:p>0</text:p>
          </table:table-cell>
          <table:table-cell office:value-type="date" office:date-value="2019-11-29" table:style-name="DateCell">
            <text:p>2019-11-29</text:p>
          </table:table-cell>
          <table:table-cell office:value-type="string">
            <text:p>printing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Nilar</text:p>
          </table:table-cell>
          <table:table-cell office:value-type="string">
            <text:p>Lwin</text:p>
          </table:table-cell>
          <table:table-cell office:value-type="string">
            <text:p>Shwe Taung Cement Co.,Ltd</text:p>
          </table:table-cell>
          <table:table-cell office:value-type="string">
            <text:p>MANUFACTURING</text:p>
          </table:table-cell>
          <table:table-cell office:value-type="string">
            <text:p>Ye</text:p>
          </table:table-cell>
          <table:table-cell office:value-type="string">
            <text:p>Head of Sale Dept, YGN</text:p>
          </table:table-cell>
          <table:table-cell office:value-type="string">
            <text:p>Sponsor</text:p>
          </table:table-cell>
          <table:table-cell office:value-type="string">
            <text:p>0</text:p>
          </table:table-cell>
          <table:table-cell office:value-type="date" office:date-value="2019-11-29" table:style-name="DateCell">
            <text:p>2019-11-29</text:p>
          </table:table-cell>
          <table:table-cell office:value-type="string">
            <text:p>printing</text:p>
          </table:table-cell>
        </table:table-row>
        <table:table-row>
          <table:table-cell office:value-type="float" office:value="298">
            <text:p>298</text:p>
          </table:table-cell>
          <table:table-cell office:value-type="string">
            <text:p>Daw May Phone</text:p>
          </table:table-cell>
          <table:table-cell office:value-type="string">
            <text:p>Pwint</text:p>
          </table:table-cell>
          <table:table-cell office:value-type="string">
            <text:p>Shwe Taung Cement Company Ltd</text:p>
          </table:table-cell>
          <table:table-cell office:value-type="string">
            <text:p>CONSTRUCTION</text:p>
          </table:table-cell>
          <table:table-cell office:value-type="string">
            <text:p>Ye</text:p>
          </table:table-cell>
          <table:table-cell office:value-type="string">
            <text:p>Sale Executive</text:p>
          </table:table-cell>
          <table:table-cell office:value-type="string">
            <text:p>Sponsor</text:p>
          </table:table-cell>
          <table:table-cell office:value-type="string">
            <text:p>0</text:p>
          </table:table-cell>
          <table:table-cell office:value-type="date" office:date-value="2019-11-29" table:style-name="DateCell">
            <text:p>2019-11-29</text:p>
          </table:table-cell>
          <table:table-cell office:value-type="string">
            <text:p>printing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8.3</meta:generator>
    <meta:initial-creator>phpMyAdmin 4.8.3</meta:initial-creator>
    <meta:creation-date>2019-11-28T22:03:55</meta:creation-date>
  </office:meta>
</office:document-meta>
</file>